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5575" officeooo:paragraph-rsid="00095575"/>
    </style:style>
    <style:style style:name="P2" style:family="paragraph" style:parent-style-name="Standard">
      <style:text-properties officeooo:rsid="000ab541" officeooo:paragraph-rsid="000ab541"/>
    </style:style>
    <style:style style:name="P3" style:family="paragraph" style:parent-style-name="Standard">
      <style:text-properties officeooo:rsid="000ae6e7" officeooo:paragraph-rsid="000ae6e7"/>
    </style:style>
    <style:style style:name="P4" style:family="paragraph" style:parent-style-name="Standard">
      <style:text-properties officeooo:rsid="000d307d" officeooo:paragraph-rsid="000d307d"/>
    </style:style>
    <style:style style:name="P5" style:family="paragraph" style:parent-style-name="Standard">
      <style:text-properties officeooo:rsid="000e5039" officeooo:paragraph-rsid="000e5039"/>
    </style:style>
    <style:style style:name="P6" style:family="paragraph" style:parent-style-name="Standard">
      <style:text-properties officeooo:rsid="0010f5b1" officeooo:paragraph-rsid="0010f5b1"/>
    </style:style>
    <style:style style:name="P7" style:family="paragraph" style:parent-style-name="Standard">
      <style:text-properties officeooo:rsid="0011f85d" officeooo:paragraph-rsid="0011f85d"/>
    </style:style>
    <style:style style:name="P8" style:family="paragraph" style:parent-style-name="Standard">
      <style:text-properties officeooo:rsid="001296ef" officeooo:paragraph-rsid="001296ef"/>
    </style:style>
    <style:style style:name="P9" style:family="paragraph" style:parent-style-name="Standard">
      <style:text-properties officeooo:rsid="0014a633" officeooo:paragraph-rsid="0014a633"/>
    </style:style>
    <style:style style:name="P10" style:family="paragraph" style:parent-style-name="Standard">
      <style:text-properties officeooo:rsid="001a2cf2" officeooo:paragraph-rsid="001a2cf2"/>
    </style:style>
    <style:style style:name="P11" style:family="paragraph" style:parent-style-name="Standard">
      <style:text-properties officeooo:rsid="00200f03" officeooo:paragraph-rsid="00200f03"/>
    </style:style>
    <style:style style:name="T1" style:family="text">
      <style:text-properties officeooo:rsid="000b50d2"/>
    </style:style>
    <style:style style:name="T2" style:family="text">
      <style:text-properties officeooo:rsid="000bcbee"/>
    </style:style>
    <style:style style:name="T3" style:family="text">
      <style:text-properties officeooo:rsid="000e5039"/>
    </style:style>
    <style:style style:name="T4" style:family="text">
      <style:text-properties officeooo:rsid="00100b39"/>
    </style:style>
    <style:style style:name="T5" style:family="text">
      <style:text-properties officeooo:rsid="00137ad1"/>
    </style:style>
    <style:style style:name="T6" style:family="text">
      <style:text-properties officeooo:rsid="0015b431"/>
    </style:style>
    <style:style style:name="T7" style:family="text">
      <style:text-properties officeooo:rsid="001a2cf2"/>
    </style:style>
    <style:style style:name="T8" style:family="text">
      <style:text-properties officeooo:rsid="0021d1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rse scheduling problem: bài toán xếp lịch cho các y tá, có các điều kiện bắt buộc và điều kiện không bắt buộc, theo 1 số quy định cụ thể, bài toán này có thể áp dụng cho các bài toán khác.</text:p>
      <text:p text:style-name="P1">Bài toán NP khó, khó để tìm được lời giải tối ưu.</text:p>
      <text:p text:style-name="P1">Mục đích: Tạo ra lịch làm việc thỏa mãn toàn bộ yêu cầu bắt buộc, và nhiều nhất yêu cầu tùy chọn có thể.</text:p>
      <text:p text:style-name="P2">Greedy constructive heuristic</text:p>
      <text:p text:style-name="P3">timetabling problems</text:p>
      <text:p text:style-name="P3">sáng chiều tối nghỉ <text:span text:style-name="T1">phụ thuộc cá nhân, quy định của bv, điều khoản hợp đồng (giờ hành chính)</text:span></text:p>
      <text:p text:style-name="P3">độ <text:span text:style-name="T2">phức tạp: nhiều vcl + trái ngược.(paper) </text:span></text:p>
      <text:p text:style-name="P3"/>
      <text:p text:style-name="P3">Dựa <text:span text:style-name="T2">theo [2]: heuristic, meta heuristic, AI</text:span></text:p>
      <text:p text:style-name="P4">Meta heuristic - <text:span text:style-name="T3">các </text:span>đề xuất để giải: …. </text:p>
      <text:p text:style-name="P5">Thêm các lời giải phù hợp vào lời giải rỗng ban đầu <text:span text:style-name="T4">cho đến khi hoàn thành or gặp điều kiện dừng</text:span></text:p>
      <text:p text:style-name="P6">simulated annealing and local search </text:p>
      <text:p text:style-name="P6"/>
      <text:p text:style-name="P7">Giải thuật</text:p>
      <text:p text:style-name="P7">1.Tiền x</text:p>
      <text:p text:style-name="P7"/>
      <text:p text:style-name="P7"/>
      <text:p text:style-name="P7">3 shift patterns 1-2-3</text:p>
      <text:p text:style-name="P7">n1 2-2-1</text:p>
      <text:p text:style-name="P7">n2 1-2-3</text:p>
      <text:p text:style-name="P7">n3 2-1-3</text:p>
      <text:p text:style-name="P7"/>
      <text:p text:style-name="P8">simulated annealing: dựa theo quá trình nung nóng vật liệu rắn để tạo hình</text:p>
      <text:p text:style-name="P8">mục đích: tránh cực trị cực bộ trong k gian tìm kiếm </text:p>
      <text:p text:style-name="P8">để SA cần có lời giải bản đầu, sau đó dùng Sa cải thiện lời giải</text:p>
      <text:p text:style-name="P8">hoạt động theo cơ chế di chuyển từ trạng thái lời giải hiện tại sang một tt gần nó <text:span text:style-name="T5">theo một số quy tắc hoặc quy chuẩn và chấp nhận phép biến đổi nếu như nó cải thiện hoặc k làm thay đổi giá trị của hàm mục tiêu </text:span></text:p>
      <text:p text:style-name="P9">Mục tiêu: tìm cực trị toàn cục</text:p>
      <text:p text:style-name="P9">trong SA, một lời giải lân cận được chọn một cách ngẫu nhiên và đuợc đánh giá, 3 nước đi lân cận đc sử dụng trong tài liệu này, <text:span text:style-name="T6">những nước đi này:<text:line-break/>-Đổi k</text:span> </text:p>
      <text:p text:style-name="P7"/>
      <text:p text:style-name="P7">Đk dừng <text:span text:style-name="T7">=&gt; số vòng lặp tăng vs nurse tăng</text:span></text:p>
      <text:p text:style-name="P10">lời giải tốt</text:p>
      <text:p text:style-name="P10">giảm rõ rệt 680 → 12</text:p>
      <text:p text:style-name="P10"/>
      <text:p text:style-name="P11">maaus chốt: SA quy định chọn th nào (1/3) <text:s/><text:span text:style-name="T8">tối ưu để tìm ra lời giải tốt hơn </text:span></text:p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0:37:51.988735522</meta:creation-date>
    <meta:generator>LibreOffice/5.1.6.2$Linux_X86_64 LibreOffice_project/10m0$Build-2</meta:generator>
    <dc:date>2017-03-28T15:34:31.956345802</dc:date>
    <meta:editing-duration>PT1H15M54S</meta:editing-duration>
    <meta:editing-cycles>20</meta:editing-cycles>
    <meta:document-statistic meta:table-count="0" meta:image-count="0" meta:object-count="0" meta:page-count="1" meta:paragraph-count="27" meta:word-count="337" meta:character-count="1545" meta:non-whitespace-character-count="1227"/>
  </office:meta>
</office:document-meta>
</file>